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굴림" svg:font-family="굴림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굴림" style:font-name-asian="굴림" style:language-asian="ko" style:country-asian="KR"/>
    </style:style>
    <style:style style:name="P2" style:family="paragraph" style:parent-style-name="Standard">
      <style:text-properties style:font-name="굴림" style:font-name-asian="굴림" style:language-asian="ko" style:country-asian="KR"/>
    </style:style>
    <style:style style:name="P3" style:family="paragraph" style:parent-style-name="Standard" style:list-style-name="L1">
      <style:text-properties style:font-name="굴림" style:font-name-asian="굴림" style:language-asian="ko" style:country-asian="KR"/>
    </style:style>
    <style:style style:name="P4" style:family="paragraph" style:parent-style-name="Standard" style:list-style-name="L1">
      <style:text-properties style:font-name="굴림" style:font-name-asian="굴림"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an Project</text:p>
      <text:p text:style-name="P1"/>
      <text:p text:style-name="P1">2007년 여름방학 ~ 2008년 1월 (2007년 2학기 휴학기간 포함)</text:p>
      <text:p text:style-name="P1"/>
      <text:p text:style-name="P1">언어: C++</text:p>
      <text:p text:style-name="P1">LIB: DirectX SDK (November 2007)</text:p>
      <text:p text:style-name="P1">IDE: Microsoft Visual Studio 2005 (SP1)</text:p>
      <text:p text:style-name="P1"/>
      <text:p text:style-name="P1">관련 클래스</text:p>
      <text:p text:style-name="P1"/>
      <text:list text:style-name="L1">
        <text:list-item>
          <text:p text:style-name="P3">Model Exporter for 3ds Max 9/2008</text:p>
        </text:list-item>
        <text:list-item>
          <text:p text:style-name="P3">Model Exporter 2 for 3ds Max 9/2008</text:p>
        </text:list-item>
      </text:list>
      <text:p text:style-name="P1"/>
      <text:p text:style-name="P1"/>
      <text:p text:style-name="P1"/>
      <text:p text:style-name="P1">&lt;Data Structures&gt;</text:p>
      <text:p text:style-name="P1">ArObject</text:p>
      <text:p text:style-name="P1"><text:tab/>ArNode</text:p>
      <text:p text:style-name="P1"><text:tab/><text:tab/>ArMesh; ArMesh::ArFace</text:p>
      <text:p text:style-name="P1"><text:tab/><text:tab/>ArCamera</text:p>
      <text:p text:style-name="P1"><text:tab/><text:tab/>ArLight</text:p>
      <text:p text:style-name="P1"><text:tab/>ArMaterial</text:p>
      <text:p text:style-name="P1"><text:tab/>ArVertex</text:p>
      <text:p text:style-name="P1"><text:tab/>ArAnimKey</text:p>
      <text:p text:style-name="P1"><text:tab/><text:tab/>ArAnimRKey</text:p>
      <text:p text:style-name="P1"><text:tab/><text:tab/>ArAnimSKey</text:p>
      <text:p text:style-name="P1"><text:tab/><text:tab/>ArAnimTKey</text:p>
      <text:p text:style-name="P1">ArPoint3</text:p>
      <text:p text:style-name="P1">ArMatrix4</text:p>
      <text:p text:style-name="P1"/>
      <text:p text:style-name="P1"/>
      <text:p text:style-name="P1">&lt;3ds Max Export Classes&gt;</text:p>
      <text:p text:style-name="P1">ArNodeExporter</text:p>
      <text:p text:style-name="P1"><text:tab/>ArMeshExporter</text:p>
      <text:p text:style-name="P1"><text:tab/>ArCameraExporter</text:p>
      <text:p text:style-name="P1"><text:tab/>ArLightExporter</text:p>
      <text:p text:style-name="P1"/>
      <text:p text:style-name="P1">&lt;Utility Classes&gt;</text:p>
      <text:p text:style-name="P1">ArNodeFactory : ArNode를 상속받은 클래스의 팩토리</text:p>
      <text:p text:style-name="P1"/>
      <text:p text:style-name="P1"/>
      <text:p text:style-name="P1">ArObject – getName(), setName()과 같은 식별자 정보를 다룰 수 있는 메소드를 제공한다. 앞으로 메모리 관리를 위해 추가적인 구현이 있을 수 있다. Ar 접두사가 붙는 모든 자료구조가 반드시 ArObject를 상속받지는 않는다.</text:p>
      <text:p text:style-name="P1"/>
      <text:p text:style-name="P1">ArNode - 신 그래프(scene graph)를 이루는 각 노드를 구현한 클래스. 노드는 3ds Max<text:soft-page-break/>에서 익스포트되는 단위 개체로 정의한다. 노드는 자식 노드의 포인터를 가진다.</text:p>
      <text:p text:style-name="P1"/>
      <text:p text:style-name="P1">ArMesh – 버텍스, 버텍스 인덱스, 물질(material) 정보, 스키닝(skinning) 정보를 담고 있다.</text:p>
      <text:p text:style-name="P1"/>
      <text:p text:style-name="P1"/>
      <text:p text:style-name="P1"/>
      <text:p text:style-name="P1"/>
      <text:p text:style-name="P1"/>
      <text:p text:style-name="P1">3ds Max 9 IGame 인터페이스 관련</text:p>
      <text:p text:style-name="P1"/>
      <text:p text:style-name="P1">ArDefaultIGameErrorCallBack : public IGameErrorCallBack</text:p>
      <text:p text:style-name="P1">ArIGameNode : public IGameNode</text:p>
      <text:p text:style-name="P1">ArIGameObject : public IGameObject</text:p>
      <text:p text:style-name="P1">ArIGameSkin : public IGameSkin</text:p>
      <text:p text:style-name="P1">ArIGameMesh : public IGameMesh</text:p>
      <text:p text:style-name="P1"/>
      <text:p text:style-name="P1"/>
      <text:p text:style-name="P1">IGAME_MESH</text:p>
      <text:p text:style-name="P1">IGAME_CAMERA</text:p>
      <text:p text:style-name="P1">IGAME_LIGHT</text:p>
      <text:p text:style-name="P1"/>
      <text:p text:style-name="P1">IGAME_SPLINE</text:p>
      <text:p text:style-name="P1">IGAME_HELPER</text:p>
      <text:p text:style-name="P1">IGAME_BONE</text:p>
      <text:p text:style-name="P1"/>
      <text:p text:style-name="P1"/>
      <text:p text:style-name="P1">World Transform Matrix</text:p>
      <text:p text:style-name="P1">Local Transform Matrix</text:p>
      <text:p text:style-name="P1">Object Transform Matrix</text:p>
      <text:p text:style-name="P1"/>
      <text:p text:style-name="P1"/>
      <text:p text:style-name="P1">개발 일지</text:p>
      <text:p text:style-name="P1"/>
      <text:p text:style-name="P1">2008년 3월 8일 토요일</text:p>
      <text:p text:style-name="P1">구현 내용:</text:p>
      <text:p text:style-name="P1">Vertex 출력</text:p>
      <text:p text:style-name="P1">신 그래프 기본 구조</text:p>
      <text:p text:style-name="P1">앞으로 할 일:</text:p>
      <text:p text:style-name="P1">Remap 클래스 구조 분석 후 확장</text:p>
      <text:p text:style-name="P1">Group 타입을 익스포트 할 수 있도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굴림" svg:font-family="굴림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3-08T03:25:24</dc:date>
    <meta:editing-cycles>8</meta:editing-cycles>
    <meta:editing-duration>PT5H1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219" meta:character-count="1242"/>
  </office:meta>
</office:document-meta>
</file>